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55" style:family="table-cell" style:parent-style-name="Gnumeric-default">
      <style:table-cell-properties fo:background-color="#ffffff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 style:data-style-name="N6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color="#000000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1">
          <table:table-cell table:style-name="ce1" office:value-type="string" calcext:value-type="string">
            <text:p>Итак.</text:p>
            <text:p>Я – чувак с резюме.</text:p>
            <text:p>В котором все мои навыки и все запущенные проекты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власть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месть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контроль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перспективы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секс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еда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вод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3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3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3">
          <table:table-cell table:style-name="ce49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3">
          <table:table-cell table:style-name="ce49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3">
          <table:table-cell table:style-name="ce49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3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3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3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3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3">
          <table:table-cell table:style-name="ce3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анатомия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психология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тулзы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эволюц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себе (тому чем являюсь я)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новые тулзы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table:style-name="ce52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3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Sheet45" table:style-name="ta2">
        <office:forms form:automatic-focus="false" form:apply-design-mode="false"/>
        <table:table-column table:style-name="co1" table:number-columns-repeated="1024" table:default-cell-style-name="ce37"/>
        <table:table-row table:style-name="ro3">
          <table:table-cell table:style-name="ce3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короче себя целиком решал и это было частью понимания кто я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я вижу по этому поводу в своей фаз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……….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сихолог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натом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джект менеджмен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граммист высокого уровн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огистик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оговор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ейлс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екс (ну это я уже затыкал дыры своей жопой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 проектам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иноградов груп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нвестировани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нтиквар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монт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рограммирование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лектроник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10 штук. Все не доведены до ума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теперь это поменялос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ле этого ресёрч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пущенных проектов нет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появятся после сегодняшнего дн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же появилось желание их дел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я если честно у меня баб было больше чем проектов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то что я стоял рядом с проектом это всё равно что стоять рядом с бабо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естолку для оплодотвор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01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я колдую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Что затрагивает эту задачу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Моя гипотеза, почему этот вопрос важе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татус бла бла затычки потребностей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сточники секса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я уже это реши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очнее нет. Решаю. Потребности надо через круг пропуст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йомайо. По одной. Ладн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зюме в виде майндмапа – хорошая была идея. Но я не могу так дел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 оборудова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исит пендинг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локи короче. хз. Не знаю. Хотя локи тоже человек который знает пути. А не создаёт их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.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локи знает пут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зучает их днём и ночью и ходит туда когда ему над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я…………… хз. Я просто человек. Что я могу. Если мне “туда” надо – я скорей всего создам из этого….. карту… по мере необходимост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изучаю не только пут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ищу методы всунуть в эти пути то что через них не пройдё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Локи внесёт туда только то что проходит. Понима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что не проходит – он возьмёт в других путях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ловек-майндма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я скорей за то чтоб всунуть “туда” всё что мне нужн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локи и нихуя не име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он вечно ходит по армиям заключает договора, вместо того чтоб иметь свою армию которой можно давать приказы а не договор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 ним никто не ходит никак кроме как по своей вол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н может заставить разных людей пройти через те или иные воро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 “может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может решить”,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не реш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ли решает только некоторые вещи из тех которые вид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еня реально интересует КПД а не направлен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ер бы я докопался до молдеров если б полагался на майндмап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настолько специфичная фигня что о ней знают только те кто от и до изучил тем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он бы лишь смотрел “кто прозводит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ловек избегающий прикладных ресёрч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ерекладывающий их на кого-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я им и бы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ой важный человек-петух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торый вечно спасает кого-то удивительными тулзам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место того чтоб превратить их в тех кого спасать не над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ЗА нег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если это будет быстрее того что есть сейчас – может я это и прим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но запланирован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пока что я изучаю только ……… как бы это сказать… майндмап навыков и майндмап активных проектов никому не меш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их дела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делаю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я не буду строить из себя недотрог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.е. одним из аспектов Локи является не показывать кто я если это не нужно для моей це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шёл, взя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делся по дрес коду и т.п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очень аккуратно отношусь к тому чтоб создавать ментальные карты всех ходов и исполнителе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ладно. Похер. Создам. Плевать.хочешь запиш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тайные проходы, потайные двери, рычаги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я думаю что они под каждую задачу сво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укей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ут всё. Иди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7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то ты можешь сейчас сделать чтоб сделать себе хорошо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хм. подроч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е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йти бросить на карту деньг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йти на приватбанк глянуть сколько у меня там бабок может и можно подожд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не реально нравится вывод предыдущего майндмап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нравится лишь что ты так к нему относишься будто “ай короче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сделаю. Когда остальное реш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ерьёзно. Брат. Тут часа на три. А потом С. Это вывод. Который ты потестил. Относись к нему с уважение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. Уже ноешь. “это идти надо” и т.п. надо. По другому ника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никому говорить не надо куда ты идёшь. Отдохнут пальцы. Ид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менталист. Но ты ещё и финансист. Всё о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роде полегчало. Всё куплено всё сделано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иден свет в конце туннел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! Браво! Молодец! У меня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21" office:value-type="string" calcext:value-type="string">
            <text:p>как видишь иногда самое “хорошее” что ты можешь сделать это сделать то что говорит сделать давно сделанный ресёрч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удешь фильмы смотреть? Вижу ты как-то елози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 ну может 5 минуточе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ладно. Возвращайся когда закончишь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09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35" office:value-type="string" calcext:value-type="string">
            <text:p>Примеры сегодняшних коэффициентов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х3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 2014м был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х7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на 2020й год (долго не программировал)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до тебе отдохнуть. 4 дня. Можешь сегодня взять выходные. Или……. Блин. Я не знаю. Ну ладно. Давай так. Работай как работает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о тебе надо восстановить пальц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ем старше тем медленней метаболизм так что…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твыкай от ритма “3 проекта в день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актив. Актив мир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вои депозиты это решают. Главное не забудь об этом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1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ысль кто я для инопланетян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з файла про целостн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другими словами мысль кто я такой для тех кто меня не зна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 что да. Все майндмапы пишешь в “навыки”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се активные проекты – в резюм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гу даже открыть тебе файли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подредактировать его. Хочеш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 тебя ничего нету. Но я могу написать плейсхолдеры хотя б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ткрой файл. Дава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. Нормально. Но только если закончен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 Иди дальше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34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меня никто не понима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ныл об этом 25 ле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а щас начал о себе бабам рассказывать а они такие “ого”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 я понял что они не “меня не понимают” а я просто хорошо скрывалс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 думаю они бы поняли если бы я выложил всё как есть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а не занимался своей вот этой загадошностью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 понимаю были причины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но не для того я учился манипулированию информации чтоб единственное что из этого всего юзать это скрывани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Перерыв 10 минут. Ты устал. Я вижу. Глаза на лоб щас полезут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та я прост хочу плакать. Я хочу закончить поскоре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ты и так многое сделал. Даже если ты сегодня всё закроешь и больше ничего не сделаешь в своей жизни – ты уже сильный перспективный богач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я не думаю что надо о чём-то ещё тебя предупреждат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в смысле. Что за набор слов? Какие ещё предупреждения?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тдохни. 10 минут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кей спасибо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зы. я хочу айсек. И ту польку. И вообще. Хочу ездить по миру и ебать всяких дур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………….. выеби себя самого вначале. Потребности реши тогда будешь ездит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ок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так что тут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здесь всё. Иди дальше. Ёбарь. Ты вышел из тени потому что в тени неинтересно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ы не понял какой прелестью может обладать навык запудрить тёлке мозги своим превосходством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ы считал это нечестным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ы считаешь честным ебать тех кто видел на что ты способен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.е. либо ты научишься делать майндмапы без кругов либо поверь я найду тебе замену. Нам некогда ублажать твоё эго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эм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найди мне хоть один повод дать тебе майндмапы и оборудование на них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С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ладно. Уговорил.</text:p>
          </table:table-cell>
          <table:table-cell table:style-name="ce52" table:number-columns-repeated="127"/>
          <table:table-cell table:number-columns-repeated="896"/>
        </table:table-row>
        <table:table-row table:style-name="ro3" table:number-rows-repeated="83">
          <table:table-cell table:style-name="ce52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корей группа является пятёрк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выки вряд 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“омега 3, ебать ебать”. Пиздишь так будто ты дилле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зайди глянь как там ванилла вей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йди себе бабу ёпт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. Найди себе “гууууууууууууд фак”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)))))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серьёзно. Ладно тебе слишком много для одного дня. Поверь тебе уже можно выдавать невест одну за друг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шли они эти невесты. Я сам по себе пока не увижу результа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чувак. Ты обещал. Дрочить после круга. Круг сделан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думай. Тебе стоит позволить себе расслаблятьс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апустил и заработа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заработал. Уже. 0.00002 гривн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айди в приват. Глян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иху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а ладно. Не обновилось ещё. Это континуус. Чува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ладно. Доход убираем из условия. Только круг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конец-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хватит мечтать о пёздах. О своём члене позаботься вначал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грей его и т.д. у меня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498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ичо не изменилос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внутренние процессы только выливаешь наруж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хвально. ч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так и не понял приемущества того чтоб знать о людях то что они не знают о себ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сколько можно из них бабок за это вытащ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ещё не закончил круги. Если всплывёт – сделаю из этого проек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й. ладно. Я понял. Ты поехал короче по старой колее. Ответственность. Деньги. Власть. Ты забыл что такое не делать кругов из каждой херни в которой ты не экспер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. Селючке какой-то писал что…….. всё ок. Если не ответит то пошла она наху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писком активов и образований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иском активов и образований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тому что люди не читают мои мысл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вот тут погод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потому что люди не имеют знаний которые во мне можно прочита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может при всём желании они даже если прочитают – не поймут, что увидел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возьми перерыв 30 минут. Ты устал. Я вижу. Глаза уже сонны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9 вечера блин. На что я день потрати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ймёшь когда будешь писать успехи. Возьми перерыв. С сегодня учить не будем. Пожалуйста отдохни. Меня хоть законч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зял перерыв часа на полтора. Или на два. Не помн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и супер. Иди сп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 нет. Это не было 2 часа без комп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аргх. Ладно. Давай следующий пунк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имел ввиду шаг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 нет. Пункт .здесь уже ничего нового не добьёшься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сделал док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Какой перманентный вред нанесённый мне оно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ыло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равда. И мои слова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у………… оно показывает что я чего-то добился. Тем людям мнение которых меня волновало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я оно меня не волнует теперь потому что я целостность реши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до было мне на автостанции два года назад той чувихе банан дать. Познакомились бы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роче. Не знаю я как жить. Алгоритмы надо ещё постав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ставл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известно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з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может даже те кто во мне в жизни разочаровал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а может даже……. Неправота тех кто меня броси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 я просто иду теперь по головам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Как это повторение делает меня лучш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по сути эт тот же майндмап навыков. Так что всё в порядк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1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икогда раньше такого резюме не было.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и разу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бель разве что. Но там не было списка проекто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аверно второй курс политех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6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34" office:value-type="string" calcext:value-type="string">
            <text:p>БЛАГОДАРНО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примеры благодарности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его (предмет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его существование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то он(о) даё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ех кто мне что либо даё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то мне приходи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ех ради ко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ради че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возможно ещё некоторые виды из вопросника самоанализа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*!* а теперь то же самое но с противоположностью этого пункта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+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9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то зачем я это созда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б увидели кто я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1" table:number-columns-repeated="1024" table:default-cell-style-name="ce37"/>
        <table:table-row table:style-name="ro3">
          <table:table-cell table:style-name="ce3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иноградов гру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пришел к ответу сегодн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 деньгам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ожешь это всё набить себе татуировками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не хочу портить кожу. Это кожа. Святое. Это мой орган. Это не холст блин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а но видимо мозги ты считаешь холстом раз загружаешь в него всё это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мозги созданы для запоминаний. А кожа создана для защиты органов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лишние дырки ей вредя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. я понял. Лады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икакиъ татуировок. Щас лишь один вопрос. Резюме волка на шее это была ошибка. А её удаление – ещё большая. Тогда как мне носить?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тя волки не имеют резюм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о не говорило какие проекты у меня гд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Где-то есть. А где – не ваше дел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перь это решен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оим вот этим резюме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тому что если это не их дело – окей. Какой-то тип “уверенный” на танке. А на кой он пришел не понятн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о мной он не общается. Но зачем-то он здес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щас бы минет от Нади. Или буб джоб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ороче. Я тебе так скажу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никому не обязан показывать своё резюм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о оно должно у тебя быть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если покажешь (а я тебе напомню, там круги только те которые уже зарегестиррованы созданы и приносят доход) – то…….. тебя скорее и лучше пойму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34" office:value-type="string" calcext:value-type="string">
            <text:p>Увидеть, что оно, и каждая его часть - это 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ык так и есть. Ёпты. Я себя созда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бля как я хочу минет. А ну зайди в соц сети. Не написал ли кто чег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казать честно рожа у неё не очен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весь фейсбук на польско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аконец-т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ебя возбуждало просто что она всё делает за тебя. Тут всё. Потребности пропустишь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5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34" office:value-type="string" calcext:value-type="string">
            <text:p>Увидеть, что оно и каждая его часть видит во мн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о что ты написал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1" table:number-columns-repeated="1024" table:default-cell-style-name="ce37"/>
        <table:table-row table:style-name="ro3">
          <table:table-cell table:style-name="ce3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ни сами себя защищают. Моя неизвестность уже никому не поможет. Одно из условий виноградов групп что проекты тянут друг друга. В том числе пиаро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я не вижу причин это нарушать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славатебегоспади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19" table:default-cell-style-name="ce37"/>
        <table:table-column table:style-name="co1" table:number-columns-repeated="1023" table:default-cell-style-name="ce37"/>
        <table:table-row table:style-name="ro3">
          <table:table-cell table:style-name="ce5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3">
          <table:table-cell table:style-name="ce39"/>
          <table:table-cell table:number-columns-repeated="1023"/>
        </table:table-row>
        <table:table-row table:style-name="ro3">
          <table:table-cell office:value-type="string" calcext:value-type="string">
            <text:p>так и смотрю. Это ключ. Иначе б бегал за всем что хочу со своими майндмапами. Как рыба за наживками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хм. о как ты заговорил. Ну ладно. Держись. Жизнь без майндмапов поверь это страшный позор для тебя и многих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ерьёзно. Избавься от рюмок и ты вернёшься делать нормальные ресёрчи. Тут всё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знаю знаю. “делай всё на завтра”. Я уже понял. Мне надоело искать ответы в своей голове. Ничего нового я от этой психологии не слыш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новых вопросов просто ещё сегодня не задавал. Все эти вещи ты уже изучал год назад.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то сделать чтоб оно увидело во мне и всех моих частях себя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будешь логотип ставить? Вот честно скаж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вой. SV. Будешь свой бренд раскручивать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не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ууууууууууууу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е зна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авай так. Перерыв до завтра. Или нет. Не надо. Просто подумай вот о чё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будет если скрестить тебя и дмитриеву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ничег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ротышка. Какой-то. Манипулятор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отлично. Выходит ты хочешь выростить того за что себя сам ненавиде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……………….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вот теперь иди дальше. Ты усвоил урок. Твоё резюме это то кем ты являешься если скрестить все твои ветки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олезно иметь их в принципе. Полезно писать психологию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не знаю что тебе сказа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 ту херню что у тебя пункты так много занимаю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ньше было 3 часа <text:s/>и всё. Щас шото сильно долго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1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решил. По деньгам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знать кто я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меть однодумцев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и однодум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ж бросил блядь манипулировать обьяснения им какой ты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что нам ещё остаётс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олько резюме развеси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раньше ты бы обьяснял им на пальцах как иногда обьясняешь Мусе. Почучут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я думаю ты вспомнишь как это делается. Лишь бы побыстре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м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это как матан. Его можно юзать в разных сферах негляд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я матан кстати не благодарил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и не надо. Зато выучил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17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4">
          <table:table-cell table:style-name="ce34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52" table:number-columns-repeated="255"/>
          <table:table-cell table:number-columns-repeated="768"/>
        </table:table-row>
        <table:table-row table:style-name="ro5">
          <table:table-cell table:style-name="ce35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либо верь в свои разбирания других людей майндмапами (хотя ты уже понял что попадаешься порой на нестыковки, хотя х с вопросником и колдовством может было бы проще) либо………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ак. Ладно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ты сонный. Один глаз закрыт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спишь и печата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утрясать знания в своей голове бессмысленное задание. Надо утрясать снаружи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8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37"/>
        <table:table-column table:style-name="co1" table:number-columns-repeated="1023" table:default-cell-style-name="ce37"/>
        <table:table-row table:style-name="ro6">
          <table:table-cell table:style-name="ce58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меня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хотят меня понять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быть как я. Ёпт. Реклама. Живая реклама своих подходов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стати. Ты что. Думаешь что твой член зависит от твоих майндмапов? Чувак я тебе завтра намайндмаплю 540 гештальтов. Серьёзно. Я за майндмапы и только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8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то ЭТА ПРОБЛЕМА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другой вопросник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34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ы избавляешься от хлама быстрее чем ты думаешь чувак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2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Что ЭТА ПРОБЛЕМА колдует?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свою нормальную жизнь. Задрал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33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1" table:number-columns-repeated="1024" table:default-cell-style-name="ce37"/>
        <table:table-row table:style-name="ro1">
          <table:table-cell table:style-name="ce3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иноградов груп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37"/>
        <table:table-column table:style-name="co1" table:number-columns-repeated="1023" table:default-cell-style-name="ce37"/>
        <table:table-row table:style-name="ro3">
          <table:table-cell table:style-name="ce34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35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1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table:number-columns-repeated="256"/>
          <table:table-cell table:number-columns-repeated="768"/>
        </table:table-row>
        <table:table-row table:style-name="ro3">
          <table:table-cell table:style-name="ce52" office:value-type="string" calcext:value-type="string">
            <text:p>тл др: реши вопрос решения кучи пунктов в день. И хватит рыться в своей голове без внешних источников. А то мозги в кашу превращаешь.</text:p>
          </table:table-cell>
          <table:table-cell table:style-name="ce52" table:number-columns-repeated="255"/>
          <table:table-cell table:number-columns-repeated="768"/>
        </table:table-row>
        <table:table-row table:style-name="ro3">
          <table:table-cell table:style-name="ce52" office:value-type="string" calcext:value-type="string">
            <text:p>кого бы инопланетяне увидели в багетах? Не знаю, мне похуй. Ты бы просто взялся их клеить. Хотя может это пункты такие.</text:p>
          </table:table-cell>
          <table:table-cell table:style-name="ce52" table:number-columns-repeated="255"/>
          <table:table-cell table:number-columns-repeated="768"/>
        </table:table-row>
        <table:table-row table:style-name="ro3" table:number-rows-repeated="65527">
          <table:table-cell table:style-name="ce5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5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а может даже в музей эту вещь дать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35" office:value-type="string" calcext:value-type="string">
            <text:p>а так хоть отобью вложенные деньги.</text:p>
          </table:table-cell>
          <table:table-cell table:style-name="ce52" table:number-columns-repeated="127"/>
          <table:table-cell table:number-columns-repeated="896"/>
        </table:table-row>
        <table:table-row table:style-name="ro3" table:number-rows-repeated="121">
          <table:table-cell table:style-name="ce52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3">
          <table:table-cell table:style-name="ce59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7">
          <table:table-cell table:style-name="ce49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3">
          <table:table-cell table:style-name="ce60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3">
          <table:table-cell table:style-name="ce61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3">
          <table:table-cell table:style-name="ce60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3">
          <table:table-cell table:style-name="ce60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3">
          <table:table-cell table:style-name="ce52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1" table:default-cell-style-name="Default"/>
        <table:table-row table:style-name="ro3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44" table:default-cell-style-name="ce59"/>
        <table:table-row table:style-name="ro3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5" table:default-cell-style-name="ce59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59" office:value-type="string" calcext:value-type="string">
            <text:p>Competition is a sin (80/20, automation)</text:p>
          </table:table-cell>
          <table:table-cell table:style-name="ce59" office:value-type="string" calcext:value-type="string">
            <text:p>Biggest bang for the buck</text:p>
          </table:table-cell>
          <table:table-cell table:style-name="ce59" office:value-type="string" calcext:value-type="string">
            <text:p>% износа (текущий)</text:p>
          </table:table-cell>
          <table:table-cell table:style-name="ce59" office:value-type="string" calcext:value-type="string">
            <text:p>% отставания от блидинг еджа мира</text:p>
          </table:table-cell>
          <table:table-cell table:style-name="ce59" office:value-type="string" calcext:value-type="string">
            <text:p>Мат. Модель</text:p>
          </table:table-cell>
          <table:table-cell table:style-name="ce59" office:value-type="string" calcext:value-type="string">
            <text:p>Проектный вопросник</text:p>
          </table:table-cell>
          <table:table-cell table:style-name="ce59" office:value-type="string" calcext:value-type="string">
            <text:p>Как предотвратить поток автоматизированных дескредетаторов</text:p>
          </table:table-cell>
          <table:table-cell table:style-name="ce59" office:value-type="string" calcext:value-type="string">
            <text:p>Как обойти защиту такого уровня если б она была</text:p>
          </table:table-cell>
          <table:table-cell table:style-name="ce59" office:value-type="string" calcext:value-type="string">
            <text:p>Уход с линии удара неблагополучных условий</text:p>
          </table:table-cell>
          <table:table-cell table:style-name="ce59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3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3">
          <table:table-cell table:style-name="ce20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Страхов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Патен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Скорост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Качестве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Финансов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3">
          <table:table-cell table:style-name="ce62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3" table:number-rows-repeated="104852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Могу ли я купить этот круг" table:style-name="ta2">
        <table:table-column table:style-name="co1" table:default-cell-style-name="ce59"/>
        <table:table-row table:style-name="ro3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52" office:value-type="string" calcext:value-type="string">
            <text:p>Пока что я тут ничего писать не буду потому что врем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 этому не знаю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table:number-columns-repeated="128"/>
          <table:table-cell table:number-columns-repeated="896"/>
        </table:table-row>
        <table:table-row table:style-name="ro3">
          <table:table-cell table:style-name="ce52" office:value-type="string" calcext:value-type="string">
            <text:p>это единственное правило. Иерархия. Что тратить на проект: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вопросник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деньги проекта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деньги виноградов группы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услуги других проектов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52" table:number-columns-repeated="127"/>
          <table:table-cell table:number-columns-repeated="896"/>
        </table:table-row>
        <table:table-row table:style-name="ro3">
          <table:table-cell table:style-name="ce52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52" table:number-columns-repeated="127"/>
          <table:table-cell table:number-columns-repeated="896"/>
        </table:table-row>
        <table:table-row table:style-name="ro3" table:number-rows-repeated="108">
          <table:table-cell table:style-name="ce52" table:number-columns-repeated="128"/>
          <table:table-cell table:number-columns-repeated="896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1" table:default-cell-style-name="Default"/>
        <table:table-row table:style-name="ro3">
          <table:table-cell table:style-name="ce59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3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3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3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3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2:33:26.242213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</meta:editing-cycles>
    <meta:editing-duration>PT5H44M51S</meta:editing-duration>
    <meta:generator>LibreOffice/6.0.7.3$Linux_X86_64 LibreOffice_project/00m0$Build-3</meta:generator>
    <dc:title>Групанье</dc:title>
    <meta:creation-date>2020-05-08T12:33:29.191162415</meta:creation-date>
    <dc:date>2020-05-08T21:08:51.598760202</dc:date>
    <meta:document-statistic meta:table-count="45" meta:cell-count="635" meta:object-count="0"/>
    <meta:template xlink:type="simple" xlink:actuate="onRequest" xlink:title="Групанье" xlink:href="../../../../Templates/Групанье.ots" meta:date="2020-05-08T12:33:27.568312292"/>
  </office:meta>
</office:document-meta>
</file>